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83cm" fo:margin-left="0.009cm" fo:margin-top="0cm" fo:margin-bottom="0cm" table:align="left" style:writing-mode="lr-tb"/>
    </style:style>
    <style:style style:name="Таблица2.A" style:family="table-column">
      <style:table-column-properties style:column-width="5.66cm"/>
    </style:style>
    <style:style style:name="Таблица2.C" style:family="table-column">
      <style:table-column-properties style:column-width="5.6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983cm" fo:margin-left="0.009cm" fo:margin-top="0cm" fo:margin-bottom="0cm" table:align="left" style:writing-mode="lr-tb"/>
    </style:style>
    <style:style style:name="Таблица3.A" style:family="table-column">
      <style:table-column-properties style:column-width="5.66cm"/>
    </style:style>
    <style:style style:name="Таблица3.C" style:family="table-column">
      <style:table-column-properties style:column-width="5.66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 style:list-style-name="WWNum1">
      <style:paragraph-properties fo:margin-left="0cm" fo:margin-right="0cm" fo:line-height="150%" fo:text-indent="1.251cm" style:auto-text-indent="false" fo:break-before="page"/>
    </style:style>
    <style:style style:name="P2" style:family="paragraph" style:parent-style-name="Heading_20_2" style:list-style-name="WWNum1">
      <style:paragraph-properties fo:margin-left="0cm" fo:margin-right="0cm" fo:line-height="150%" fo:text-indent="1.251cm" style:auto-text-indent="false"/>
    </style:style>
    <style:style style:name="P3" style:family="paragraph" style:parent-style-name="Heading_20_2" style:list-style-name="WWNum1">
      <style:paragraph-properties fo:margin-left="0cm" fo:margin-right="0cm" fo:line-height="150%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P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14" style:family="paragraph" style:parent-style-name="Standard">
      <style:paragraph-properties fo:line-height="150%" fo:orphans="0" fo:widows="0"/>
      <style:text-properties style:font-name="Times New Roman" style:font-name-complex="Times New Roman2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officeooo:rsid="001a4dda" officeooo:paragraph-rsid="001a4dda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>
      <style:paragraph-properties fo:margin-left="0cm" fo:margin-right="0cm" fo:line-height="150%" fo:text-indent="1.251cm" style:auto-text-indent="false"/>
    </style:style>
    <style:style style:name="P19" style:family="paragraph" style:parent-style-name="Text_20_body">
      <style:paragraph-properties fo:line-height="150%"/>
      <style:text-properties style:font-name="Times New Roman" style:font-name-complex="Times New Roman2"/>
    </style:style>
    <style:style style:name="P20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21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fo:language="ru" fo:country="RU"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6" style:family="text">
      <style:text-properties style:font-name="Times New Roman" fo:font-size="14pt" style:font-size-asian="14pt" style:font-name-complex="Times New Roman2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8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" style:font-name-complex="Times New Roman2"/>
    </style:style>
    <style:style style:name="T11" style:family="text">
      <style:text-properties style:font-name="Times New Roman" style:font-name-complex="Times New Roman2" style:font-size-complex="14pt"/>
    </style:style>
    <style:style style:name="T12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style:font-size-asian="14pt" style:font-name-complex="Times New Roman2"/>
    </style:style>
    <style:style style:name="T15" style:family="text">
      <style:text-properties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T16" style:family="text">
      <style:text-properties fo:color="#000000" loext:opacity="100%" style:font-name="Times New Roman" fo:language="en" fo:country="US" style:font-name-complex="Times New Roman2" style:font-size-complex="14pt"/>
    </style:style>
    <style:style style:name="T17" style:family="text">
      <style:text-properties fo:color="#000000" loext:opacity="100%" style:font-name="Times New Roman" style:font-name-complex="Times New Roman2" style:font-size-complex="14pt"/>
    </style:style>
    <style:style style:name="T18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ff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1" style:family="text">
      <style:text-properties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ОБРНАУКИ РОССИИ</text:span></text:p>
      <text:p text:style-name="P4"><text:span text:style-name="T1">Санкт-Петербургский государственный</text:span></text:p>
      <text:p text:style-name="P4"><text:span text:style-name="T1">электротехнический университет</text:span></text:p>
      <text:p text:style-name="P4"><text:span text:style-name="T1">«ЛЭТИ» им. В.И. Ульянова (Ленина)</text:span></text:p>
      <text:p text:style-name="P4"><text:span text:style-name="T3">Кафедра МО ЭВМ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23"><text:span text:style-name="Book_20_Title"><text:span text:style-name="T2">отчет</text:span></text:span></text:p>
      <text:p text:style-name="P4"><text:span text:style-name="T3">по лабораторной работе</text:span><text:span text:style-name="T12"> </text:span><text:span text:style-name="T13">№2</text:span></text:p>
      <text:p text:style-name="P4"><text:span text:style-name="T3">по дисциплине </text:span><text:span text:style-name="T13">«Параллельные алгоритмы»</text:span></text:p>
      <text:p text:style-name="P4"><text:span text:style-name="Book_20_Title"><text:span text:style-name="T18">Тема: </text:span></text:span><text:bookmark text:name="docs-internal-guid-6f170df7-7fff-4924-22"/><text:span text:style-name="Book_20_Title"><text:span text:style-name="T19">Реализация потокобезопасных структур данных с блокировками</text:span></text:span><text:span text:style-name="Book_20_Title"><text:span text:style-name="T20"> 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11">Студент гр. </text:span><text:span text:style-name="T16">030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><text:span text:style-name="T17">Табаков П.Л.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11">Преподаватель</text:span>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6"><text:span text:style-name="T17">Сергеева Е.И.</text:span></text:p>
          </table:table-cell>
        </table:table-row>
      </table:table>
      <text:p text:style-name="P12"/>
      <text:p text:style-name="P12"/>
      <text:p text:style-name="P4"><text:span text:style-name="T5">Санкт-Петербург</text:span></text:p>
      <text:p text:style-name="P7"><text:span text:style-name="T5"><text:s text:c="9"/>2023</text:span></text:p>
      <text:list xml:id="list1280511792" text:style-name="WWNum1">
        <text:list-item>
          <text:list>
            <text:list-item>
              <text:h text:style-name="P1" text:outline-level="2"><text:span text:style-name="T21">Цель работы.</text:span></text:h>
            </text:list-item>
          </text:list>
        </text:list-item>
      </text:list>
      <text:p text:style-name="P17"><text:span text:style-name="T14">Изучение способов реализации потокобезопасных структур данных с блокировками.</text:span></text:p>
      <text:p text:style-name="P19"/>
      <text:list xml:id="list185254590856832" text:continue-numbering="true" text:style-name="WWNum1">
        <text:list-item>
          <text:list>
            <text:list-item>
              <text:h text:style-name="P2" text:outline-level="2"><text:span text:style-name="T21">Задание.</text:span></text:h>
            </text:list-item>
          </text:list>
        </text:list-item>
      </text:list>
      <text:p text:style-name="P9"><text:bookmark text:name="docs-internal-guid-f49b4e1d-7fff-388b-d6"/><text:span text:style-name="T15">Реализовать итерационное (потенциально бесконечное) выполнение подготовки, обработки и вывода данных по шаблону “производитель-потребитель” (на основе лаб. 1 (части 1.2.1 и 1.2.2) ).</text:span></text:p>
      <text:p text:style-name="P15"/>
      <text:p text:style-name="P9"><text:span text:style-name="T15">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span></text:p>
      <text:p text:style-name="P9"><text:span text:style-name="T15">Использовать механизм “условных переменных”.</text:span></text:p>
      <text:p text:style-name="P15"/>
      <text:p text:style-name="P9"><text:span text:style-name="T15">2.1</text:span></text:p>
      <text:p text:style-name="P9"><text:span text:style-name="T15">Использовать очередь с “грубой” блокировкой. <text:s/></text:span></text:p>
      <text:p text:style-name="P9"><text:span text:style-name="T15">2.2</text:span></text:p>
      <text:p text:style-name="P9"><text:span text:style-name="T15">Использовать очередь с “тонкой” блокировкой</text:span></text:p>
      <text:p text:style-name="P15"/>
      <text:p text:style-name="P9"><text:span text:style-name="T15">Сравнить производительность 2.1. и 2.2 в зависимости от количества производителей и потребителей.</text:span></text:p>
      <text:p text:style-name="P13"/>
      <text:p text:style-name="P13"/>
      <text:p text:style-name="P13"/>
      <text:p text:style-name="P13"/>
      <text:p text:style-name="P13"/>
      <text:p text:style-name="P13"/>
      <text:list xml:id="list185253167391059" text:continue-numbering="true" text:style-name="WWNum1">
        <text:list-item>
          <text:list>
            <text:list-item>
              <text:h text:style-name="P2" text:outline-level="2"><text:soft-page-break/><text:span text:style-name="T21">Выполнение работы.</text:span></text:h>
            </text:list-item>
          </text:list>
        </text:list-item>
      </text:list>
      <text:p text:style-name="P17"><text:span text:style-name="T6">В ходе выполнения лабораторной работы были реализованы классы </text:span><text:span text:style-name="T7">threadsafe_queue</text:span><text:span text:style-name="T6"> и</text:span><text:span text:style-name="T7"> finegrained_queue</text:span><text:span text:style-name="T6"> представляющие собой очередь с «грубой» блокировкой и очередь с «тонкой» блокировкой соответственно.</text:span></text:p>
      <text:p text:style-name="P17"><text:span text:style-name="T6">Очередь с «грубой» блокировкой имеет методы добавления элемента </text:span><text:span text:style-name="T8">add</text:span><text:span text:style-name="T7">(</text:span><text:span text:style-name="T8">T</text:span><text:span text:style-name="T7"> </text:span><text:span text:style-name="T8">element</text:span><text:span text:style-name="T7">)</text:span><text:span text:style-name="T6"> и извлечения элемента </text:span><text:span text:style-name="T8">T</text:span><text:span text:style-name="T7"> </text:span><text:span text:style-name="T8">get</text:span><text:span text:style-name="T7">().</text:span><text:span text:style-name="T6"> <text:s/>Синхронизация обеспечивается с помощью мьютекса и условной переменной. Для извлечения и добавления элемента необходимо заблокировать мьютекс. В случае добавления элемента посылается сигнал условной переменной о том, что очередь не пуста. В случае извлечения элемента необходимо проверить очередь на наличие в ней элементов. Если элементов нет, то нужно дождаться сигнала от условной переменной.</text:span></text:p>
      <text:p text:style-name="P17"><text:span text:style-name="T6">Очередь с «тонкой» блокировкой представляет собой односвязный список, который поддерживает операции добавления элемента </text:span><text:span text:style-name="T8">add</text:span><text:span text:style-name="T7">(</text:span><text:span text:style-name="T8">T</text:span><text:span text:style-name="T7"> </text:span><text:span text:style-name="T8">element</text:span><text:span text:style-name="T7">)</text:span><text:span text:style-name="T6"> и извлечения элемента </text:span><text:span text:style-name="T8">T</text:span><text:span text:style-name="T7"> </text:span><text:span text:style-name="T8">get</text:span><text:span text:style-name="T7">(). </text:span><text:span text:style-name="T6">Синхронизация обеспечивается использованием двух мьютексов (для головы и для хвоста) и условной переменной. Для добавления элемента в очередь требуется заблокировать мьютекс хвоста, изменить значение текущего хвостового узла и привязать новый хвостовой узел, после чего следует послать сигнал условной переменной. В случае извлечения элемента необходимо заблокировать мьютекс головы очереди, после чего нужно дождаться сигнала от условной переменной, в предикате которой проверяется наличие элементов в очереди. Для проверки нужно заблокировать ещё и мьютекс хвоста. Когда в очереди есть элементы, можно извлекать данные. При этих операциях мьютекс головы списка остаётся заблокированным до конца выполнения извлечения.</text:span></text:p>
      <text:p text:style-name="P20"/>
      <text:p text:style-name="P20"/>
      <text:p text:style-name="P20"/>
      <text:p text:style-name="P18"><text:soft-page-break/><text:span text:style-name="T4">Исследование.</text:span></text:p>
      <text:p text:style-name="P17"><text:span text:style-name="T6">Исследование производительности в зависимости от количества производителей и потребителей производилось при помощи запуска программ в течение 100 милисекунд на матрицах 100</text:span><text:span text:style-name="T9">x</text:span><text:span text:style-name="T6">100 при разном количестве потоков-производителей и потоков-потребителей. </text:span></text:p>
      <text:p text:style-name="P17"><text:span text:style-name="T6">Результаты для очереди с «грубой» блокировкой представлены в таблице (см. таблица 1).</text:span></text:p>
      <text:p text:style-name="P17"><text:span text:style-name="T6">Таблица 1 – Результаты для очереди с «грубой» блокировкой.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22"><text:span text:style-name="T6">Производители</text:span></text:p>
          </table:table-cell>
          <table:table-cell table:style-name="Таблица2.A1" office:value-type="string">
            <text:p text:style-name="P22"><text:span text:style-name="T6">Потребители</text:span></text:p>
          </table:table-cell>
          <table:table-cell table:style-name="Таблица2.A1" office:value-type="string">
            <text:p text:style-name="P22"><text:span text:style-name="T6">Выполнено умножений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1</text:span></text:p>
          </table:table-cell>
          <table:table-cell table:style-name="Таблица2.A1" office:value-type="string">
            <text:p text:style-name="P22"><text:span text:style-name="T6">1</text:span></text:p>
          </table:table-cell>
          <table:table-cell table:style-name="Таблица2.A1" office:value-type="string">
            <text:p text:style-name="P21"><text:span text:style-name="T9">4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4</text:span></text:p>
          </table:table-cell>
          <table:table-cell table:style-name="Таблица2.A1" office:value-type="string">
            <text:p text:style-name="P22"><text:span text:style-name="T6">4</text:span></text:p>
          </table:table-cell>
          <table:table-cell table:style-name="Таблица2.A1" office:value-type="string">
            <text:p text:style-name="P21"><text:span text:style-name="T9">22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10</text:span></text:p>
          </table:table-cell>
          <table:table-cell table:style-name="Таблица2.A1" office:value-type="string">
            <text:p text:style-name="P22"><text:span text:style-name="T6">10</text:span></text:p>
          </table:table-cell>
          <table:table-cell table:style-name="Таблица2.A1" office:value-type="string">
            <text:p text:style-name="P21"><text:span text:style-name="T9">35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3</text:span></text:p>
          </table:table-cell>
          <table:table-cell table:style-name="Таблица2.A1" office:value-type="string">
            <text:p text:style-name="P22"><text:span text:style-name="T6">6</text:span></text:p>
          </table:table-cell>
          <table:table-cell table:style-name="Таблица2.A1" office:value-type="string">
            <text:p text:style-name="P21"><text:span text:style-name="T9">40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6</text:span></text:p>
          </table:table-cell>
          <table:table-cell table:style-name="Таблица2.A1" office:value-type="string">
            <text:p text:style-name="P22"><text:span text:style-name="T6">3</text:span></text:p>
          </table:table-cell>
          <table:table-cell table:style-name="Таблица2.A1" office:value-type="string">
            <text:p text:style-name="P21"><text:span text:style-name="T9">21</text:span></text:p>
          </table:table-cell>
        </table:table-row>
      </table:table>
      <text:p text:style-name="P20"/>
      <text:p text:style-name="P17"><text:span text:style-name="T6">Результаты для очереди с «тонкой» блокировкой представлены в таблице (см. таблица 2).</text:span></text:p>
      <text:p text:style-name="P17"><text:span text:style-name="T6">Таблица 2 – Результаты для очереди с «тонкой» блокировкой.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office:value-type="string">
            <text:p text:style-name="P22"><text:span text:style-name="T6">Производители</text:span></text:p>
          </table:table-cell>
          <table:table-cell table:style-name="Таблица3.A1" office:value-type="string">
            <text:p text:style-name="P22"><text:span text:style-name="T6">Потребители</text:span></text:p>
          </table:table-cell>
          <table:table-cell table:style-name="Таблица3.A1" office:value-type="string">
            <text:p text:style-name="P22"><text:span text:style-name="T6">Выполнено умножений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6">1</text:span></text:p>
          </table:table-cell>
          <table:table-cell table:style-name="Таблица3.A1" office:value-type="string">
            <text:p text:style-name="P22"><text:span text:style-name="T6">1</text:span></text:p>
          </table:table-cell>
          <table:table-cell table:style-name="Таблица3.A1" office:value-type="string">
            <text:p text:style-name="P22"><text:span text:style-name="T6">9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6">4</text:span></text:p>
          </table:table-cell>
          <table:table-cell table:style-name="Таблица3.A1" office:value-type="string">
            <text:p text:style-name="P22"><text:span text:style-name="T6">4</text:span></text:p>
          </table:table-cell>
          <table:table-cell table:style-name="Таблица3.A1" office:value-type="string">
            <text:p text:style-name="P22"><text:span text:style-name="T6">34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6">10</text:span></text:p>
          </table:table-cell>
          <table:table-cell table:style-name="Таблица3.A1" office:value-type="string">
            <text:p text:style-name="P22"><text:span text:style-name="T6">10</text:span></text:p>
          </table:table-cell>
          <table:table-cell table:style-name="Таблица3.A1" office:value-type="string">
            <text:p text:style-name="P22"><text:span text:style-name="T6">200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6">3</text:span></text:p>
          </table:table-cell>
          <table:table-cell table:style-name="Таблица3.A1" office:value-type="string">
            <text:p text:style-name="P22"><text:span text:style-name="T6">6</text:span></text:p>
          </table:table-cell>
          <table:table-cell table:style-name="Таблица3.A1" office:value-type="string">
            <text:p text:style-name="P22"><text:span text:style-name="T6">80</text:span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6">6</text:span></text:p>
          </table:table-cell>
          <table:table-cell table:style-name="Таблица3.A1" office:value-type="string">
            <text:p text:style-name="P22"><text:span text:style-name="T6">3</text:span></text:p>
          </table:table-cell>
          <table:table-cell table:style-name="Таблица3.A1" office:value-type="string">
            <text:p text:style-name="P22"><text:span text:style-name="T6">29</text:span></text:p>
          </table:table-cell>
        </table:table-row>
      </table:table>
      <text:p text:style-name="P17"><text:soft-page-break/><text:span text:style-name="T6">Из проведённого исследования можно сделать вывод, что программа, которая использует очередь с «тонкой» блокировкой работает быстрее. Это связано с тем, что очередь с «тонкой» блокировкой позволяет уменьшить количество блокировок. Особенно эта разница заметна при большом количестве потоков.</text:span></text:p>
      <text:list xml:id="list185253183517695" text:continue-numbering="true" text:style-name="WWNum1">
        <text:list-item>
          <text:list>
            <text:list-item>
              <text:h text:style-name="P3" text:outline-level="2"/>
            </text:list-item>
          </text:list>
        </text:list-item>
      </text:list>
      <text:p text:style-name="Text_20_body"/>
      <text:list xml:id="list185254722655823" text:continue-numbering="true" text:style-name="WWNum1">
        <text:list-item>
          <text:list>
            <text:list-item>
              <text:h text:style-name="P2" text:outline-level="2"><text:span text:style-name="T21">Выводы.</text:span></text:h>
            </text:list-item>
          </text:list>
        </text:list-item>
      </text:list>
      <text:p text:style-name="P17"><text:span text:style-name="T6">В ходе лабораторной работы были изучены способы реализации потокобезопасных структур данных с блокировками. Были написаны две программы, выполняющие одну и ту же задачу, но использующие разные очереди (с «грубой» и «тонкой» блокировкой). Также было проведено исследование производительности задач в зависимости от количества потоков-производителей и потоков-потребителей. Был сделан вывод о том, что задача, использующая очередь с «тонкой» блокировкой работает быстрее.</text:span></text:p>
      <text:p text:style-name="P9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Основной_20_текст_20_Знак" style:display-name="Основной текст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5</meta:editing-cycles>
    <meta:creation-date>2023-10-10T08:51:00</meta:creation-date>
    <dc:date>2023-11-05T18:52:52.898000000</dc:date>
    <dc:language>ru-RU</dc:language>
    <meta:editing-duration>PT36M29S</meta:editing-duration>
    <meta:generator>LibreOffice/7.3.5.2$Windows_X86_64 LibreOffice_project/184fe81b8c8c30d8b5082578aee2fed2ea847c01</meta:generator>
    <meta:document-statistic meta:table-count="3" meta:image-count="0" meta:object-count="0" meta:page-count="5" meta:paragraph-count="75" meta:word-count="525" meta:character-count="4061" meta:non-whitespace-character-count="3595"/>
    <meta:user-defined meta:name="AppVersion">16.0000</meta:user-defined>
    <meta:template xlink:type="simple" xlink:actuate="onRequest" xlink:title="Normal.dotm" xlink:href=""/>
  </office:meta>
</office:document-meta>
</file>